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d0d" officeooo:paragraph-rsid="000e4d0d"/>
    </style:style>
    <style:style style:name="P2" style:family="paragraph" style:parent-style-name="Standard">
      <style:paragraph-properties fo:text-align="end" style:justify-single-word="false"/>
      <style:text-properties officeooo:rsid="000e4d0d" officeooo:paragraph-rsid="000e4d0d"/>
    </style:style>
    <style:style style:name="P3" style:family="paragraph" style:parent-style-name="Standard">
      <style:paragraph-properties fo:text-align="center" style:justify-single-word="false"/>
      <style:text-properties officeooo:rsid="000e4d0d" officeooo:paragraph-rsid="000e4d0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e4d0d" officeooo:paragraph-rsid="000e4d0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rsid="000e4d0d" officeooo:paragraph-rsid="000e4d0d" style:font-size-asian="16pt" style:font-size-complex="16pt"/>
    </style:style>
    <style:style style:name="T1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language="en" fo:country="US"/>
    </style:style>
    <style:style style:name="T14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удрявцев Андрей ИУ5-32Б</text:p>
      <text:p text:style-name="P3"><text:span text:style-name="T14">Текст программы:</text:span><text:line-break/></text:p>
      <text:p text:style-name="P4"><text:span text:style-name="T3"># варинант 11Б (Программа Компьютер)<text:line-break/><text:line-break/># используется для сортировки<text:line-break/></text:span><text:span text:style-name="T4">from </text:span><text:span text:style-name="T5">operator </text:span><text:span text:style-name="T4">import </text:span><text:span text:style-name="T5">itemgetter<text:line-break/><text:line-break/><text:line-break/></text:span><text:span text:style-name="T4">class </text:span><text:span text:style-name="T6">Prog</text:span><text:span text:style-name="T5">: <text:s/></text:span><text:span text:style-name="T3"># program<text:line-break/> <text:s text:c="3"/>"""Программа"""<text:line-break/><text:line-break/> <text:s text:c="3"/></text:span><text:span text:style-name="T4">def </text:span><text:span text:style-name="T1">__init__</text:span><text:span text:style-name="T5">(</text:span><text:span text:style-name="T2">self</text:span><text:span text:style-name="T5">, id, name, vers, mem, comp_id):<text:line-break/> <text:s text:c="7"/></text:span><text:span text:style-name="T2">self</text:span><text:span text:style-name="T5">.id = id<text:line-break/> <text:s text:c="7"/></text:span><text:span text:style-name="T2">self</text:span><text:span text:style-name="T5">.name = name<text:line-break/> <text:s text:c="7"/></text:span><text:span text:style-name="T2">self</text:span><text:span text:style-name="T5">.vers = vers <text:s/></text:span><text:span text:style-name="T3"># version<text:line-break/> <text:s text:c="7"/></text:span><text:span text:style-name="T2">self</text:span><text:span text:style-name="T5">.mem = mem <text:s/></text:span><text:span text:style-name="T3"># memory<text:line-break/> <text:s text:c="7"/></text:span><text:span text:style-name="T2">self</text:span><text:span text:style-name="T5">.comp_id = comp_id<text:line-break/><text:line-break/><text:line-break/></text:span><text:span text:style-name="T4">class </text:span><text:span text:style-name="T6">Comp</text:span><text:span text:style-name="T5">: <text:s/></text:span><text:span text:style-name="T3"># computer<text:line-break/> <text:s text:c="3"/>"""Компьютер"""<text:line-break/><text:line-break/> <text:s text:c="3"/></text:span><text:span text:style-name="T4">def </text:span><text:span text:style-name="T1">__init__</text:span><text:span text:style-name="T5">(</text:span><text:span text:style-name="T2">self</text:span><text:span text:style-name="T5">, id, name):<text:line-break/> <text:s text:c="7"/></text:span><text:span text:style-name="T2">self</text:span><text:span text:style-name="T5">.id = id<text:line-break/> <text:s text:c="7"/></text:span><text:span text:style-name="T2">self</text:span><text:span text:style-name="T5">.name = name<text:line-break/><text:line-break/><text:line-break/></text:span><text:span text:style-name="T4">class </text:span><text:span text:style-name="T6">ProgComp</text:span><text:span text:style-name="T5">:<text:line-break/> <text:s text:c="3"/></text:span><text:span text:style-name="T3">"""<text:line-break/> <text:s text:c="3"/>'Программы компьютера' для реализации<text:line-break/> <text:s text:c="3"/>связи многие-ко-многим<text:line-break/> <text:s text:c="3"/>"""<text:line-break/><text:line-break/> <text:s text:c="3"/></text:span><text:span text:style-name="T4">def </text:span><text:span text:style-name="T1">__init__</text:span><text:span text:style-name="T5">(</text:span><text:span text:style-name="T2">self</text:span><text:span text:style-name="T5">, comp_id, prog_id):<text:line-break/> <text:s text:c="7"/></text:span><text:span text:style-name="T2">self</text:span><text:span text:style-name="T5">.comp_id = comp_id<text:line-break/> <text:s text:c="7"/></text:span><text:span text:style-name="T2">self</text:span><text:span text:style-name="T5">.prog_id = prog_id<text:line-break/><text:line-break/><text:line-break/></text:span><text:span text:style-name="T3"># Компьютеры<text:line-break/></text:span><text:span text:style-name="T5">comps = [<text:line-break/> <text:s text:c="3"/>Comp(</text:span><text:span text:style-name="T7">1</text:span><text:span text:style-name="T5">, </text:span><text:span text:style-name="T8">'Имя моего компьютера'</text:span><text:span text:style-name="T5">),<text:line-break/> <text:s text:c="3"/>Comp(</text:span><text:span text:style-name="T7">2</text:span><text:span text:style-name="T5">, </text:span><text:span text:style-name="T8">'Мой ноутбук'</text:span><text:span text:style-name="T5">),<text:line-break/> <text:s text:c="3"/>Comp(</text:span><text:span text:style-name="T7">3</text:span><text:span text:style-name="T5">, </text:span><text:span text:style-name="T8">'Рабочий компьютер'</text:span><text:span text:style-name="T5">),<text:line-break/><text:line-break/> <text:s text:c="3"/>Comp(</text:span><text:span text:style-name="T7">11</text:span><text:span text:style-name="T5">, </text:span><text:span text:style-name="T8">'имя (другого) моего компьютеров'</text:span><text:span text:style-name="T5">),<text:line-break/> <text:s text:c="3"/>Comp(</text:span><text:span text:style-name="T7">22</text:span><text:span text:style-name="T5">, </text:span><text:span text:style-name="T8">'мой (другой) ноутбук'</text:span><text:span text:style-name="T5">),<text:line-break/> <text:s text:c="3"/>Comp(</text:span><text:span text:style-name="T7">33</text:span><text:span text:style-name="T5">, </text:span><text:span text:style-name="T8">'(другой) рабочий компьютер'</text:span><text:span text:style-name="T5">),<text:line-break/>]<text:line-break/><text:line-break/></text:span><text:span text:style-name="T3"># Программы<text:line-break/></text:span><text:span text:style-name="T5">progs = [<text:line-break/> <text:s text:c="3"/>Prog(</text:span><text:span text:style-name="T7">1</text:span><text:span text:style-name="T5">, </text:span><text:span text:style-name="T8">'Chrome'</text:span><text:span text:style-name="T5">, </text:span><text:span text:style-name="T8">'10.02.8'</text:span><text:span text:style-name="T5">, </text:span><text:span text:style-name="T7">262444000</text:span><text:span text:style-name="T5">, </text:span><text:span text:style-name="T7">1</text:span><text:span text:style-name="T5">), <text:s/></text:span><text:span text:style-name="T3"># ~250 MB<text:line-break/> <text:s text:c="3"/></text:span><text:span text:style-name="T5">Prog(</text:span><text:span text:style-name="T7">1</text:span><text:span text:style-name="T5">, </text:span><text:span text:style-name="T8">'Firefox'</text:span><text:span text:style-name="T5">, </text:span><text:span text:style-name="T8">'11.22.8'</text:span><text:span text:style-name="T5">, </text:span><text:span text:style-name="T7">255444000</text:span><text:span text:style-name="T5">, </text:span><text:span text:style-name="T7">1</text:span><text:span text:style-name="T5">), <text:s/></text:span><text:span text:style-name="T3"># ~250 MB<text:line-break/> <text:s text:c="3"/></text:span><text:span text:style-name="T5">Prog(</text:span><text:span text:style-name="T7">2</text:span><text:span text:style-name="T5">, </text:span><text:span text:style-name="T8">'PyCharm'</text:span><text:span text:style-name="T5">, </text:span><text:span text:style-name="T8">'12.02.8'</text:span><text:span text:style-name="T5">, </text:span><text:span text:style-name="T7">2600354000</text:span><text:span text:style-name="T5">, </text:span><text:span text:style-name="T7">2</text:span><text:span text:style-name="T5">), <text:s/></text:span><text:span text:style-name="T3"># ~2,5 GB<text:line-break/> <text:s text:c="3"/></text:span><text:span text:style-name="T5">Prog(</text:span><text:span text:style-name="T7">3</text:span><text:span text:style-name="T5">, </text:span><text:span text:style-name="T8">'Adobe'</text:span><text:span text:style-name="T5">, </text:span><text:span text:style-name="T8">'6.02.8'</text:span><text:span text:style-name="T5">, </text:span><text:span text:style-name="T7">8100437000</text:span><text:span text:style-name="T5">, </text:span><text:span text:style-name="T7">3</text:span><text:span text:style-name="T5">), <text:s/></text:span><text:span text:style-name="T3"># ~7,6 GB<text:line-break/> <text:s text:c="3"/></text:span><text:span text:style-name="T5">Prog(</text:span><text:span text:style-name="T7">4</text:span><text:span text:style-name="T5">, </text:span><text:span text:style-name="T8">'Visual Studio'</text:span><text:span text:style-name="T5">, </text:span><text:span text:style-name="T8">'1.02.8'</text:span><text:span text:style-name="T5">, </text:span><text:span text:style-name="T7">4200967000</text:span><text:span text:style-name="T5">, </text:span><text:span text:style-name="T7">3</text:span><text:span text:style-name="T5">), <text:s/></text:span><text:span text:style-name="T3"># ~4 GB<text:line-break/> <text:s text:c="3"/></text:span><text:span text:style-name="T5">Prog(</text:span><text:span text:style-name="T7">5</text:span><text:span text:style-name="T5">, </text:span><text:span text:style-name="T8">'LibreOffice'</text:span><text:span text:style-name="T5">, </text:span><text:span text:style-name="T8">'7.02.8'</text:span><text:span text:style-name="T5">, </text:span><text:span text:style-name="T7">419444000</text:span><text:span text:style-name="T5">, </text:span><text:span text:style-name="T7">3</text:span><text:span text:style-name="T5">), <text:s/></text:span><text:span text:style-name="T3"># ~400 MB<text:line-break/></text:span><text:span text:style-name="T5">]<text:line-break/><text:line-break/>progs_comps = [<text:line-break/> <text:s text:c="3"/>ProgComp(</text:span><text:span text:style-name="T7">1</text:span><text:span text:style-name="T5">, </text:span><text:span text:style-name="T7">1</text:span><text:span text:style-name="T5">),<text:line-break/></text:span><text:soft-page-break/><text:span text:style-name="T5"> <text:s text:c="3"/>ProgComp(</text:span><text:span text:style-name="T7">1</text:span><text:span text:style-name="T5">, </text:span><text:span text:style-name="T7">2</text:span><text:span text:style-name="T5">),<text:line-break/> <text:s text:c="3"/>ProgComp(</text:span><text:span text:style-name="T7">2</text:span><text:span text:style-name="T5">, </text:span><text:span text:style-name="T7">3</text:span><text:span text:style-name="T5">),<text:line-break/> <text:s text:c="3"/>ProgComp(</text:span><text:span text:style-name="T7">3</text:span><text:span text:style-name="T5">, </text:span><text:span text:style-name="T7">4</text:span><text:span text:style-name="T5">),<text:line-break/> <text:s text:c="3"/>ProgComp(</text:span><text:span text:style-name="T7">3</text:span><text:span text:style-name="T5">, </text:span><text:span text:style-name="T7">5</text:span><text:span text:style-name="T5">),<text:line-break/> <text:s text:c="3"/>ProgComp(</text:span><text:span text:style-name="T7">3</text:span><text:span text:style-name="T5">, </text:span><text:span text:style-name="T7">6</text:span><text:span text:style-name="T5">),<text:line-break/><text:line-break/> <text:s text:c="3"/>ProgComp(</text:span><text:span text:style-name="T7">11</text:span><text:span text:style-name="T5">, </text:span><text:span text:style-name="T7">1</text:span><text:span text:style-name="T5">),<text:line-break/> <text:s text:c="3"/>ProgComp(</text:span><text:span text:style-name="T7">11</text:span><text:span text:style-name="T5">, </text:span><text:span text:style-name="T7">2</text:span><text:span text:style-name="T5">),<text:line-break/> <text:s text:c="3"/>ProgComp(</text:span><text:span text:style-name="T7">22</text:span><text:span text:style-name="T5">, </text:span><text:span text:style-name="T7">3</text:span><text:span text:style-name="T5">),<text:line-break/> <text:s text:c="3"/>ProgComp(</text:span><text:span text:style-name="T7">33</text:span><text:span text:style-name="T5">, </text:span><text:span text:style-name="T7">4</text:span><text:span text:style-name="T5">),<text:line-break/> <text:s text:c="3"/>ProgComp(</text:span><text:span text:style-name="T7">33</text:span><text:span text:style-name="T5">, </text:span><text:span text:style-name="T7">5</text:span><text:span text:style-name="T5">),<text:line-break/> <text:s text:c="3"/>ProgComp(</text:span><text:span text:style-name="T7">33</text:span><text:span text:style-name="T5">, </text:span><text:span text:style-name="T7">6</text:span><text:span text:style-name="T5">),<text:line-break/>]<text:line-break/><text:line-break/><text:line-break/></text:span><text:span text:style-name="T4">def </text:span><text:span text:style-name="T9">main</text:span><text:span text:style-name="T5">():<text:line-break/> <text:s text:c="3"/></text:span><text:span text:style-name="T3">"""Основная функция"""<text:line-break/><text:line-break/> <text:s text:c="3"/># ---------------------------------------------------------------------<text:line-break/> <text:s text:c="3"/># Соединение данных один-ко-многим<text:line-break/> <text:s text:c="3"/></text:span><text:span text:style-name="T6">one_to_many </text:span><text:span text:style-name="T5">= [(</text:span><text:span text:style-name="T6">p</text:span><text:span text:style-name="T5">.name, </text:span><text:span text:style-name="T6">p</text:span><text:span text:style-name="T5">.mem, </text:span><text:span text:style-name="T6">c</text:span><text:span text:style-name="T5">.name)<text:line-break/> <text:s text:c="18"/></text:span><text:span text:style-name="T4">for </text:span><text:span text:style-name="T5">c </text:span><text:span text:style-name="T4">in </text:span><text:span text:style-name="T5">comps<text:line-break/> <text:s text:c="18"/></text:span><text:span text:style-name="T4">for </text:span><text:span text:style-name="T5">p </text:span><text:span text:style-name="T4">in </text:span><text:span text:style-name="T5">progs<text:line-break/> <text:s text:c="18"/></text:span><text:span text:style-name="T4">if </text:span><text:span text:style-name="T6">p</text:span><text:span text:style-name="T5">.comp_id == </text:span><text:span text:style-name="T6">c</text:span><text:span text:style-name="T5">.id]<text:line-break/><text:line-break/> <text:s text:c="3"/></text:span><text:span text:style-name="T3"># Соединение данных многие-ко-многим<text:line-break/> <text:s text:c="3"/></text:span><text:span text:style-name="T6">many_to_many_temp </text:span><text:span text:style-name="T5">= [(</text:span><text:span text:style-name="T6">c</text:span><text:span text:style-name="T5">.name, </text:span><text:span text:style-name="T6">pc</text:span><text:span text:style-name="T5">.comp_id, </text:span><text:span text:style-name="T6">pc</text:span><text:span text:style-name="T5">.prog_id)<text:line-break/> <text:s text:c="24"/></text:span><text:span text:style-name="T4">for </text:span><text:span text:style-name="T5">c </text:span><text:span text:style-name="T4">in </text:span><text:span text:style-name="T5">comps<text:line-break/> <text:s text:c="24"/></text:span><text:span text:style-name="T4">for </text:span><text:span text:style-name="T5">pc </text:span><text:span text:style-name="T4">in </text:span><text:span text:style-name="T5">progs_comps<text:line-break/> <text:s text:c="24"/></text:span><text:span text:style-name="T4">if </text:span><text:span text:style-name="T6">c</text:span><text:span text:style-name="T5">.id == </text:span><text:span text:style-name="T6">pc</text:span><text:span text:style-name="T5">.comp_id]<text:line-break/><text:line-break/> <text:s text:c="3"/></text:span><text:span text:style-name="T6">many_to_many </text:span><text:span text:style-name="T5">= [(</text:span><text:span text:style-name="T6">p</text:span><text:span text:style-name="T5">.name, </text:span><text:span text:style-name="T6">p</text:span><text:span text:style-name="T5">.mem, </text:span><text:span text:style-name="T6">comp_name</text:span><text:span text:style-name="T5">)<text:line-break/> <text:s text:c="19"/></text:span><text:span text:style-name="T4">for </text:span><text:span text:style-name="T5">comp_name, com_id, prog_id </text:span><text:span text:style-name="T4">in </text:span><text:span text:style-name="T6">many_to_many_temp<text:line-break/> <text:s text:c="19"/></text:span><text:span text:style-name="T4">for </text:span><text:span text:style-name="T5">p </text:span><text:span text:style-name="T4">in </text:span><text:span text:style-name="T5">progs </text:span><text:span text:style-name="T4">if </text:span><text:span text:style-name="T6">p</text:span><text:span text:style-name="T5">.id == </text:span><text:span text:style-name="T6">prog_id</text:span><text:span text:style-name="T5">]<text:line-break/><text:line-break/> <text:s text:c="3"/></text:span><text:span text:style-name="T10">print</text:span><text:span text:style-name="T5">(</text:span><text:span text:style-name="T8">'Задание А1'</text:span><text:span text:style-name="T5">)<text:line-break/> <text:s text:c="3"/></text:span><text:span text:style-name="T3"># «Компьютер» и «Программа» связаны соотношением один-ко-многим. Выведите список всех связанных программ и компьютеров, отсортированный по программам, сортировка по компьютерам произвольная.<text:line-break/> <text:s text:c="3"/></text:span><text:span text:style-name="T6">res_11 </text:span><text:span text:style-name="T5">= </text:span><text:span text:style-name="T10">sorted</text:span><text:span text:style-name="T5">(</text:span><text:span text:style-name="T6">one_to_many</text:span><text:span text:style-name="T5">, </text:span><text:span text:style-name="T11">key</text:span><text:span text:style-name="T5">=itemgetter(</text:span><text:span text:style-name="T7">0</text:span><text:span text:style-name="T5">))<text:line-break/> <text:s text:c="3"/></text:span><text:span text:style-name="T10">print</text:span><text:span text:style-name="T5">(</text:span><text:span text:style-name="T6">res_11</text:span><text:span text:style-name="T5">)<text:line-break/><text:line-break/> <text:s text:c="3"/></text:span><text:span text:style-name="T10">print</text:span><text:span text:style-name="T5">(</text:span><text:span text:style-name="T8">'</text:span><text:span text:style-name="T12">\n</text:span><text:span text:style-name="T8">Задание А2'</text:span><text:span text:style-name="T5">)<text:line-break/> <text:s text:c="3"/></text:span><text:span text:style-name="T3"># «Компьютер» и «Программа» связаны соотношением один-ко-многим. Выведите список компьютеров с количеством программ на каждом компьютере, отсортированный по количеству программ.<text:line-break/> <text:s text:c="3"/></text:span><text:span text:style-name="T6">res_12_unsorted </text:span><text:span text:style-name="T5">= []<text:line-break/> <text:s text:c="3"/></text:span><text:span text:style-name="T3"># Перебираем все компьютеры<text:line-break/> <text:s text:c="3"/></text:span><text:span text:style-name="T4">for </text:span><text:span text:style-name="T5">c </text:span><text:span text:style-name="T4">in </text:span><text:span text:style-name="T5">comps:<text:line-break/> <text:s text:c="7"/></text:span><text:span text:style-name="T3"># Список программ компьютера<text:line-break/> <text:s text:c="7"/></text:span><text:span text:style-name="T6">c_progs </text:span><text:span text:style-name="T5">= </text:span><text:span text:style-name="T10">list</text:span><text:span text:style-name="T5">(</text:span><text:span text:style-name="T10">filter</text:span><text:span text:style-name="T5">(</text:span><text:span text:style-name="T4">lambda </text:span><text:span text:style-name="T5">i: i[</text:span><text:span text:style-name="T7">2</text:span><text:span text:style-name="T5">] == </text:span><text:span text:style-name="T6">c</text:span><text:span text:style-name="T5">.name, </text:span><text:span text:style-name="T6">one_to_many</text:span><text:span text:style-name="T5">))<text:line-break/> <text:s text:c="7"/></text:span><text:span text:style-name="T3"># Если спсисок не пустой<text:line-break/> <text:s text:c="7"/></text:span><text:span text:style-name="T4">if </text:span><text:span text:style-name="T10">len</text:span><text:span text:style-name="T5">(</text:span><text:span text:style-name="T6">c_progs</text:span><text:span text:style-name="T5">) &gt; </text:span><text:span text:style-name="T7">0</text:span><text:span text:style-name="T5">:<text:line-break/> <text:s text:c="11"/></text:span><text:span text:style-name="T6">c_prog_amount </text:span><text:span text:style-name="T5">= </text:span><text:span text:style-name="T10">len</text:span><text:span text:style-name="T5">(</text:span><text:span text:style-name="T6">c_progs</text:span><text:span text:style-name="T5">)<text:line-break/> <text:s text:c="11"/></text:span><text:span text:style-name="T6">res_12_unsorted</text:span><text:span text:style-name="T5">.append((</text:span><text:span text:style-name="T6">c</text:span><text:span text:style-name="T5">.name, </text:span><text:span text:style-name="T6">c_prog_amount</text:span><text:span text:style-name="T5">))<text:line-break/><text:line-break/> <text:s text:c="3"/></text:span><text:span text:style-name="T3"># Сортировка по количеству программ<text:line-break/> <text:s text:c="3"/></text:span><text:span text:style-name="T6">res_12 </text:span><text:span text:style-name="T5">= </text:span><text:span text:style-name="T10">sorted</text:span><text:span text:style-name="T5">(</text:span><text:span text:style-name="T6">res_12_unsorted</text:span><text:span text:style-name="T5">, </text:span><text:span text:style-name="T11">key</text:span><text:span text:style-name="T5">=itemgetter(</text:span><text:span text:style-name="T7">1</text:span><text:span text:style-name="T5">), </text:span><text:span text:style-name="T11">reverse</text:span><text:span text:style-name="T5">=</text:span><text:span text:style-name="T4">True</text:span><text:span text:style-name="T5">)<text:line-break/> <text:s text:c="3"/></text:span><text:span text:style-name="T10">print</text:span><text:span text:style-name="T5">(</text:span><text:span text:style-name="T6">res_12</text:span><text:span text:style-name="T5">)<text:line-break/><text:line-break/> <text:s text:c="3"/></text:span><text:span text:style-name="T10">print</text:span><text:span text:style-name="T5">(</text:span><text:span text:style-name="T8">'</text:span><text:span text:style-name="T12">\n</text:span><text:span text:style-name="T8">Задание А3'</text:span><text:span text:style-name="T5">)<text:line-break/> <text:s text:c="3"/></text:span><text:span text:style-name="T3"># «Компьютер» и «Программа» связаны соотношением многие-ко-многим. Выведите список всех программ, у которых название заканчивается на «e», и названия их компьютеров.<text:line-break/> <text:s text:c="3"/></text:span><text:span text:style-name="T6">res_13 </text:span><text:span text:style-name="T5">= {}<text:line-break/> <text:s text:c="3"/></text:span><text:span text:style-name="T3"># Перебираем все компьютеры<text:line-break/></text:span><text:soft-page-break/><text:span text:style-name="T3"> <text:s text:c="3"/></text:span><text:span text:style-name="T4">for </text:span><text:span text:style-name="T5">c </text:span><text:span text:style-name="T4">in </text:span><text:span text:style-name="T5">comps:<text:line-break/> <text:s text:c="7"/></text:span><text:span text:style-name="T3"># Список программ компьютера<text:line-break/> <text:s text:c="7"/></text:span><text:span text:style-name="T6">c_progs </text:span><text:span text:style-name="T5">= </text:span><text:span text:style-name="T10">list</text:span><text:span text:style-name="T5">(</text:span><text:span text:style-name="T10">filter</text:span><text:span text:style-name="T5">(</text:span><text:span text:style-name="T4">lambda </text:span><text:span text:style-name="T5">i: i[</text:span><text:span text:style-name="T7">2</text:span><text:span text:style-name="T5">] == </text:span><text:span text:style-name="T6">c</text:span><text:span text:style-name="T5">.name, </text:span><text:span text:style-name="T6">many_to_many</text:span><text:span text:style-name="T5">))<text:line-break/> <text:s text:c="7"/></text:span><text:span text:style-name="T3"># Только программы с названием, заканчивающимся на "e"<text:line-break/> <text:s text:c="7"/></text:span><text:span text:style-name="T6">c_progs_names </text:span><text:span text:style-name="T5">= [</text:span><text:span text:style-name="T6">x </text:span><text:span text:style-name="T4">for </text:span><text:span text:style-name="T5">x, _, _ </text:span><text:span text:style-name="T4">in </text:span><text:span text:style-name="T6">c_progs </text:span><text:span text:style-name="T4">if </text:span><text:span text:style-name="T6">x</text:span><text:span text:style-name="T5">[-</text:span><text:span text:style-name="T7">1</text:span><text:span text:style-name="T5">] == </text:span><text:span text:style-name="T8">'e'</text:span><text:span text:style-name="T5">]<text:line-break/> <text:s text:c="7"/></text:span><text:span text:style-name="T3"># Добавляем результат в словарь<text:line-break/> <text:s text:c="7"/># ключ - компьютер, значение - список программ<text:line-break/> <text:s text:c="7"/></text:span><text:span text:style-name="T4">if </text:span><text:span text:style-name="T10">len</text:span><text:span text:style-name="T5">(</text:span><text:span text:style-name="T6">c_progs_names</text:span><text:span text:style-name="T5">) &gt; </text:span><text:span text:style-name="T7">0</text:span><text:span text:style-name="T5">:<text:line-break/> <text:s text:c="11"/></text:span><text:span text:style-name="T6">res_13</text:span><text:span text:style-name="T5">[</text:span><text:span text:style-name="T6">c</text:span><text:span text:style-name="T5">.name] = </text:span><text:span text:style-name="T6">c_progs_names<text:line-break/> <text:s text:c="3"/></text:span><text:span text:style-name="T10">print</text:span><text:span text:style-name="T5">(</text:span><text:span text:style-name="T6">res_13</text:span><text:span text:style-name="T5">)<text:line-break/><text:line-break/><text:line-break/></text:span><text:span text:style-name="T4">if </text:span><text:span text:style-name="T5">__name__ == </text:span><text:span text:style-name="T8">'__main__'</text:span><text:span text:style-name="T5">:<text:line-break/> <text:s text:c="3"/>main()</text:span></text:p>
      <text:p text:style-name="P1"/>
      <text:p text:style-name="P6">Результаты выполнения:</text:p>
      <text:p text:style-name="P5"/>
      <text:p text:style-name="P5">Задание А1</text:p>
      <text:p text:style-name="P5">[('Adobe', 8100437000, 'Рабочий компьютер'), ('Chrome', 262444000, 'Имя моего компьютера'), ('Firefox', 255444000, 'Имя моего компьютера'), ('LibreOffice', 419444000, 'Рабочий компьютер'), ('PyCharm', 2600354000, 'Мой ноутбук'), ('Visual Studio', 4200967000, 'Рабочий компьютер')]</text:p>
      <text:p text:style-name="P5"/>
      <text:p text:style-name="P5">Задание А2</text:p>
      <text:p text:style-name="P5">[('Рабочий компьютер', 3), ('Имя моего компьютера', 2), ('Мой ноутбук', 1)]</text:p>
      <text:p text:style-name="P5"/>
      <text:p text:style-name="P5">Задание А3</text:p>
      <text:p text:style-name="P5">{'Имя моего компьютера': ['Chrome'], 'Мой ноутбук': ['Adobe'], 'Рабочий компьютер': ['LibreOffice'], 'имя (другого) моего компьютеров': ['Chrome'], 'мой (другой) ноутбук': ['Adobe'], '(другой) рабочий компьютер': ['LibreOffice']}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22:02:37.319000000</meta:creation-date>
    <dc:date>2023-10-27T22:10:44.497000000</dc:date>
    <meta:editing-duration>PT8M7S</meta:editing-duration>
    <meta:editing-cycles>1</meta:editing-cycles>
    <meta:document-statistic meta:table-count="0" meta:image-count="0" meta:object-count="0" meta:page-count="3" meta:paragraph-count="10" meta:word-count="522" meta:character-count="4699" meta:non-whitespace-character-count="3545"/>
    <meta:generator>LibreOffice/7.4.3.2$Windows_X86_64 LibreOffice_project/1048a8393ae2eeec98dff31b5c133c5f1d08b890</meta:generator>
  </office:meta>
</office:document-meta>
</file>